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style:text-properties style:font-name="Times New Roman" style:font-name-complex="Times New Roman"/>
    </style:style>
    <style:style style:name="P21" style:parent-style-name="Standard" style:family="paragraph">
      <style:paragraph-properties fo:text-align="justify"/>
      <style:text-properties style:font-name="Times New Roman" style:font-name-complex="Times New Roman"/>
    </style:style>
    <style:style style:name="P22" style:parent-style-name="Standard" style:family="paragraph">
      <style:paragraph-properties fo:text-align="justify"/>
      <style:text-properties style:font-name="Times New Roman" style:font-name-complex="Times New Roman"/>
    </style:style>
    <style:style style:name="P23" style:parent-style-name="Standard" style:family="paragraph">
      <style:paragraph-properties fo:text-align="justify"/>
      <style:text-properties style:font-name="Times New Roman" style:font-name-complex="Times New Roman"/>
    </style:style>
    <style:style style:name="P24" style:parent-style-name="Standard" style:family="paragraph">
      <style:paragraph-properties fo:text-align="justify"/>
      <style:text-properties style:font-name="Times New Roman" style:font-name-complex="Times New Roman"/>
    </style:style>
    <style:style style:name="P25" style:parent-style-name="Standard" style:family="paragraph">
      <style:paragraph-properties fo:text-align="justify"/>
      <style:text-properties style:font-name="Times New Roman" style:font-name-complex="Times New Roman"/>
    </style:style>
    <style:style style:name="P26" style:parent-style-name="Standard" style:family="paragraph">
      <style:paragraph-properties fo:text-align="justify"/>
      <style:text-properties style:font-name="Times New Roman" style:font-name-complex="Times New Roman"/>
    </style:style>
    <style:style style:name="P27" style:parent-style-name="Standard" style:family="paragraph">
      <style:paragraph-properties fo:text-align="justify"/>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P29" style:parent-style-name="Standard" style:family="paragraph">
      <style:paragraph-properties fo:text-align="justify"/>
      <style:text-properties style:font-name="Times New Roman" style:font-name-complex="Times New Roman"/>
    </style:style>
    <style:style style:name="P30" style:parent-style-name="Standard" style:family="paragraph">
      <style:paragraph-properties fo:text-align="justify"/>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text-properties style:font-name="Times New Roman" style:font-name-complex="Times New Roman"/>
    </style:style>
    <style:style style:name="P33" style:parent-style-name="Standard" style:family="paragraph">
      <style:paragraph-properties fo:text-align="justify"/>
      <style:text-properties style:font-name="Times New Roman" style:font-name-complex="Times New Roman"/>
    </style:style>
    <style:style style:name="P34" style:parent-style-name="Standard" style:family="paragraph">
      <style:paragraph-properties fo:text-align="justify"/>
      <style:text-properties style:font-name="Times New Roman" style:font-name-complex="Times New Roman"/>
    </style:style>
  </office:automatic-styles>
  <office:body>
    <office:text text:use-soft-page-breaks="true">
      <text:p text:style-name="P1"><text:tab/>Our project started out as an investigation into thoroughbred racing, to determine if a correlation exists from the horse lineage, betting odds, and payouts. <text:s/>We want to see if indicators were present based on the horse’s lineage that would indicate a high probability of a payout.<text:s text:c="2"/>Betting odds are initially based on past results, ancestry winning, and other variables not involved in this study (i.e. track condition, jocky).<text:s text:c="2"/>We also want to link the betting odds with the horse lineage looking for opportunities’ where a horse with lower odds might have a better chance of a payout.</text:p>
      <text:p text:style-name="P11"><text:tab/>Betting payout odds are based on a parimutuel betting strategy. <text:s/>The pool of money wagered, minus contestant prizes and “house” cut, is divided so all winning combinations share the winnings. <text:s/>This is similar to a lottery payout, except the number of wagers on each<text:s/>horse<text:s/>is known, while a lottery doesn’t know how many wagers are on each number combination<text:s/>until after the numbers are drawn. <text:s/>Because the odds change based on<text:s/>wager amounts placed,<text:s/>the higher odds will have a lower payout per wager. <text:s/>Hence a long-shot, a horse with few wagers, will share the prize with fewer wagers will receive a higher payout.</text:p>
      <text:p text:style-name="P12"/>
      <text:p text:style-name="P13">DATA:</text:p>
      <text:p text:style-name="P14">We gathered some of data from the website Kaggle. It contains information on the odds of each horse, all types of wins (like strong or weak), losses, and positions. There is also<text:s/>data on the bets and wagers, which is chiefly what we are interested in.</text:p>
      <text:p text:style-name="P15">There is also a website called Betfair which has multiple CSV files about places finished, and predicted payouts.</text:p>
      <text:p text:style-name="P16">There were other sources that we looked at but they were not downloadable as files, and the websites prohibited any crawling or other automated retrieval schemes.</text:p>
      <text:p text:style-name="P17"/>
      <text:p text:style-name="P18">HYPOTHESIS:</text:p>
      <text:p text:style-name="P19">BROAD: Increase Payout.</text:p>
      <text:p text:style-name="P20"/>
      <text:p text:style-name="P21">Does betting for a second placed predicted horse have a larger end payout chance?</text:p>
      <text:p text:style-name="P22">Do previous winnings determine a larger payout?</text:p>
      <text:p text:style-name="P23"/>
      <text:p text:style-name="P24">ANSWERING HYPOTHESISES:</text:p>
      <text:p text:style-name="P25">Kaggle and Betfair have races where they record the ending positions of first place and second place and the individual wager price and total wage paid.</text:p>
      <text:p text:style-name="P26"/>
      <text:p text:style-name="P27">Betfair contains lots of data for races for almost each day of the year, so I perceive that it could be difficult to connect horses together throughout the individual datasets, but it could be done. They have datasets from the current year to the year 2012.<text:s/></text:p>
      <text:p text:style-name="P28"/>
      <text:p text:style-name="P29">UNDERSTAND THE ANALYSES YOU PLAN TO PERSUE:</text:p>
      <text:p text:style-name="P30"/>
      <text:p text:style-name="P31"/>
      <text:p text:style-name="P32"/>
      <text:p text:style-name="P33">I have not used or<text:s/>heard of any of the technology examples given (D3, Shiny), before this class. I definitely can see the usefulness of these applications with regards to an interactive experience, but I do not see how these can relate to the analysis that we will do in R. I<text:s/>do not know how we can put all of the graphs and results that we come up with in R and transpose it into the other programming languages that these products use. Just from browsing through some of these products I liked D3, although I have not<text:s/><text:soft-page-break/>done any Java Scripting (if I remember correctly, Java Script declares variables similar to R, where their type is not explicitly declared).<text:s/></text:p>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 style:parent-style-name="DefaultParagraphFont" style:family="text">
      <style:text-properties style:font-name="Times New Roman" style:font-name-complex="Times New Roman" style:font-size-complex="12pt"/>
    </style:style>
    <style:style style:name="T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 style:parent-style-name="DefaultParagraphFont" style:family="text">
      <style:text-properties style:font-name="Times New Roman" style:font-name-complex="Times New Roman" style:font-size-complex="12pt"/>
    </style:style>
    <style:style style:name="T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complex="Times New Roman" style:font-size-complex="12pt"/>
    </style:style>
    <style:style style:name="T8" style:parent-style-name="DefaultParagraphFont" style:family="text">
      <style:text-properties style:font-name="Times New Roman" style:font-name-complex="Times New Roman" style:font-size-complex="12pt"/>
    </style:style>
    <style:style style:name="T9" style:parent-style-name="DefaultParagraphFont" style:family="text">
      <style:text-properties style:font-name="Times New Roman" style:font-name-complex="Times New Roman" style:font-size-complex="12pt"/>
    </style:style>
    <style:style style:name="T10" style:parent-style-name="DefaultParagraphFont" style:family="text">
      <style:text-properties style:font-name="Times New Roman" style:font-name-complex="Times New Roman" fo:font-weight="bold" style:font-weight-asian="bold" fo:font-size="14pt" style:font-size-asian="14pt" style:font-size-complex="14pt"/>
    </style:style>
  </office:automatic-styles>
  <office:master-styles>
    <style:master-page style:name="MP0" style:page-layout-name="PL0">
      <style:header>
        <text:p text:style-name="Header"><text:a xlink:href="https://kevinalig.github.io/CS3250/" office:target-frame-name="_top" xlink:show="replace"><text:span text:style-name="Hyperlink">https://kevinalig.github.io/CS3250/</text:span></text:a></text:p>
        <text:p text:style-name="Header"><text:span text:style-name="T2">K</text:span><text:span text:style-name="T3">evin Alig,<text:s/></text:span><text:span text:style-name="T4">A</text:span><text:span text:style-name="T5">ndrew Sjoberg,<text:s/></text:span><text:span text:style-name="T6">M</text:span><text:span text:style-name="T7">atthew Bu</text:span><text:span text:style-name="T8">rks</text:span></text:p>
        <text:p text:style-name="Header"><text:span text:style-name="T9">Team<text:s/></text:span><text:span text:style-name="T10">KAM</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Alig</dc:creator>
    <meta:creation-date>2016-10-22T14:42:00Z</meta:creation-date>
    <dc:date>2016-10-26T05:55:00Z</dc:date>
    <meta:template xlink:href="Normal" xlink:type="simple"/>
    <meta:editing-cycles>4</meta:editing-cycles>
    <meta:editing-duration>PT11580S</meta:editing-duration>
    <meta:document-statistic meta:page-count="2" meta:paragraph-count="6" meta:word-count="456" meta:character-count="3052" meta:row-count="21" meta:non-whitespace-character-count="2602"/>
  </office:meta>
</office:document-meta>
</file>